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TimesNewRoman,Bold" svg:font-family="'TimesNewRoman,Bold'"/>
    <style:font-face style:name="sans-serif" svg:font-family="sans-serif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fo:font-size="12pt" officeooo:rsid="000a27cb" officeooo:paragraph-rsid="000a27cb"/>
    </style:style>
    <style:style style:name="P2" style:family="paragraph" style:parent-style-name="Standard">
      <style:paragraph-properties fo:text-align="start" style:justify-single-word="false"/>
      <style:text-properties style:font-name="Times" fo:font-size="12pt" officeooo:rsid="000a27cb" officeooo:paragraph-rsid="000a27cb"/>
    </style:style>
    <style:style style:name="P3" style:family="paragraph" style:parent-style-name="Standard">
      <style:paragraph-properties fo:text-align="start" style:justify-single-word="false"/>
      <style:text-properties style:font-name="Times" fo:font-size="12pt" officeooo:rsid="000c1d83" officeooo:paragraph-rsid="000c1d83"/>
    </style:style>
    <style:style style:name="P4" style:family="paragraph" style:parent-style-name="Standard">
      <style:paragraph-properties fo:text-align="start" style:justify-single-word="false"/>
      <style:text-properties style:font-name="Times" fo:font-size="12pt" officeooo:rsid="0010c572" officeooo:paragraph-rsid="0010c572"/>
    </style:style>
    <style:style style:name="P5" style:family="paragraph" style:parent-style-name="Standard">
      <style:paragraph-properties fo:text-align="start" style:justify-single-word="false"/>
      <style:text-properties style:font-name="Times" fo:font-size="12pt" fo:font-weight="bold" officeooo:rsid="000a27cb" officeooo:paragraph-rsid="000a27c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0c572"/>
    </style:style>
    <style:style style:name="P7" style:family="paragraph" style:parent-style-name="Standard">
      <style:text-properties style:font-name="sans-serif" fo:font-size="11.5500001907349pt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1.5500001907349pt" officeooo:rsid="000a27cb" officeooo:paragraph-rsid="000a27cb"/>
    </style:style>
    <style:style style:name="P9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" fo:font-size="12pt" officeooo:rsid="000a27cb" officeooo:paragraph-rsid="000a27cb"/>
    </style:style>
    <style:style style:name="P10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" fo:font-size="12pt" officeooo:rsid="000c1d83" officeooo:paragraph-rsid="000c1d83"/>
    </style:style>
    <style:style style:name="P11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0c572"/>
    </style:style>
    <style:style style:name="T1" style:family="text">
      <style:text-properties fo:font-style="italic"/>
    </style:style>
    <style:style style:name="T2" style:family="text">
      <style:text-properties officeooo:rsid="000d41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ubg</text:span>raph mining review</text:p>
      <text:p text:style-name="P1"/>
      <text:p text:style-name="P9"/>
      <text:p text:style-name="P2"/>
      <text:p text:style-name="P2">Frequent subgraph mining</text:p>
      <text:p text:style-name="P2"/>
      <text:p text:style-name="P2"/>
      <text:p text:style-name="P2">Closed frequent subgraph mining</text:p>
      <text:p text:style-name="P2"/>
      <text:p text:style-name="P2"/>
      <text:p text:style-name="P2">Maximal frequent subgraph mining</text:p>
      <text:p text:style-name="P9"/>
      <text:p text:style-name="P2"/>
      <text:p text:style-name="P2"/>
      <text:p text:style-name="P2">Most informative subgraph mining</text:p>
      <text:p text:style-name="P9"/>
      <text:p text:style-name="P2"/>
      <text:p text:style-name="P2"/>
      <text:p text:style-name="P5">Statistically significant subgraph mining</text:p>
      <text:p text:style-name="P2"/>
      <text:p text:style-name="P2">Sugiyama20xx</text:p>
      <text:p text:style-name="P2"/>
      <text:p text:style-name="P2"/>
      <text:p text:style-name="P2">Yan2008_Mining_significant_graph_patterns_by_leap_search</text:p>
      <text:p text:style-name="P2"/>
      <text:p text:style-name="P4">a graph mining task could have two typical problem settings: (1) graph dataset without class labels; and (2) graph dataset with class labels, where each graph is assigned either a positive or a negative label (e.g. compounds active or inactive HIV virus)</text:p>
      <text:p text:style-name="P6"/>
      <text:p text:style-name="P6"/>
      <text:p text:style-name="P11"/>
      <text:p text:style-name="P6"/>
      <text:p text:style-name="P2"/>
      <text:p text:style-name="P3">Probabilistic pattern mining</text:p>
      <text:p text:style-name="P3"/>
      <text:p text:style-name="P10"/>
      <text:p text:style-name="P3"/>
      <text:p text:style-name="P3"/>
      <text:p text:style-name="P2"/>
      <text:p text:style-name="P2"/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TimesNewRoman,Bold" svg:font-family="'TimesNewRoman,Bold'"/>
    <style:font-face style:name="sans-serif" svg:font-family="sans-serif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MacOSX_X86_64 LibreOffice_project/60bfb1526849283ce2491346ed2aa51c465abfe6</meta:generator>
    <dc:date>2018-03-19T10:40:28.455717395</dc:date>
    <meta:editing-duration>PT12M19S</meta:editing-duration>
    <meta:editing-cycles>8</meta:editing-cycles>
    <meta:document-statistic meta:table-count="0" meta:image-count="0" meta:object-count="0" meta:page-count="1" meta:paragraph-count="11" meta:word-count="69" meta:character-count="533" meta:non-whitespace-character-count="473"/>
  </office:meta>
</office:document-meta>
</file>